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455" officeooo:paragraph-rsid="000c3455"/>
    </style:style>
    <style:style style:name="P2" style:family="paragraph" style:parent-style-name="Standard">
      <style:text-properties officeooo:rsid="000c3455" officeooo:paragraph-rsid="0013ec60"/>
    </style:style>
    <style:style style:name="P3" style:family="paragraph" style:parent-style-name="Standard">
      <style:text-properties officeooo:rsid="000de326" officeooo:paragraph-rsid="000de326"/>
    </style:style>
    <style:style style:name="P4" style:family="paragraph" style:parent-style-name="Standard">
      <style:text-properties officeooo:rsid="0011032b" officeooo:paragraph-rsid="0011032b"/>
    </style:style>
    <style:style style:name="P5" style:family="paragraph" style:parent-style-name="Standard">
      <style:text-properties officeooo:rsid="0013ec60" officeooo:paragraph-rsid="0013ec60"/>
    </style:style>
    <style:style style:name="P6" style:family="paragraph" style:parent-style-name="Standard">
      <style:text-properties officeooo:rsid="0014fd49" officeooo:paragraph-rsid="0014fd49"/>
    </style:style>
    <style:style style:name="P7" style:family="paragraph" style:parent-style-name="Standard">
      <style:text-properties officeooo:rsid="0018a2e6" officeooo:paragraph-rsid="0018a2e6"/>
    </style:style>
    <style:style style:name="P8" style:family="paragraph" style:parent-style-name="Standard">
      <style:text-properties officeooo:rsid="0019f7a4" officeooo:paragraph-rsid="0019f7a4"/>
    </style:style>
    <style:style style:name="P9" style:family="paragraph" style:parent-style-name="Standard">
      <style:text-properties officeooo:rsid="001bff8f" officeooo:paragraph-rsid="001bff8f"/>
    </style:style>
    <style:style style:name="P10" style:family="paragraph" style:parent-style-name="Standard">
      <style:text-properties officeooo:rsid="001ecc8d" officeooo:paragraph-rsid="001ecc8d"/>
    </style:style>
    <style:style style:name="P11" style:family="paragraph" style:parent-style-name="Standard">
      <style:text-properties officeooo:rsid="0020a347" officeooo:paragraph-rsid="0020a347"/>
    </style:style>
    <style:style style:name="P12" style:family="paragraph" style:parent-style-name="Standard">
      <style:paragraph-properties fo:break-before="page"/>
    </style:style>
    <style:style style:name="T1" style:family="text">
      <style:text-properties officeooo:rsid="0011032b"/>
    </style:style>
    <style:style style:name="T2" style:family="text">
      <style:text-properties officeooo:rsid="00123111"/>
    </style:style>
    <style:style style:name="T3" style:family="text">
      <style:text-properties officeooo:rsid="001bff8f"/>
    </style:style>
    <style:style style:name="T4" style:family="text">
      <style:text-properties officeooo:rsid="001ecc8d"/>
    </style:style>
    <style:style style:name="T5" style:family="text">
      <style:text-properties officeooo:rsid="0020a347"/>
    </style:style>
    <style:style style:name="T6" style:family="text">
      <style:text-properties fo:font-style="italic" officeooo:rsid="0020a347" style:font-style-asian="italic" style:font-style-complex="italic"/>
    </style:style>
    <style:style style:name="T7" style:family="text">
      <style:text-properties fo:font-style="normal" officeooo:rsid="0020a347" style:font-style-asian="normal" style:font-style-complex="normal"/>
    </style:style>
    <style:style style:name="T8" style:family="text">
      <style:text-properties fo:language="en" fo:country="US" fo:font-style="normal" officeooo:rsid="0020a347" style:font-style-asian="normal" style:font-style-complex="normal"/>
    </style:style>
    <style:style style:name="T9" style:family="text">
      <style:text-properties fo:language="sv" fo:country="SE"/>
    </style:style>
    <style:style style:name="T10" style:family="text">
      <style:text-properties fo:language="sv" fo:country="SE" officeooo:rsid="0020a3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Mötes-protokoll.</text:p>
      <text:p text:style-name="Standard">Mötes regler: </text:p>
      <text:p text:style-name="Standard"><text:tab/>1. Inga datorer under diskussioner.</text:p>
      <text:p text:style-name="Standard"><text:tab/>2. Inga telefoner.</text:p>
      <text:p text:style-name="Standard"><text:tab/>3. Moget beteende.</text:p>
      <text:p text:style-name="Standard"><text:tab/>4. Mötes protokoll läggs upp till FTP servern.</text:p>
      <text:p text:style-name="Standard"><text:span text:style-name="T1"><text:tab/>5. Ingen mat på möten<text:tab/></text:span></text:p>
      <text:p text:style-name="Standard"><text:tab/></text:p>
      <text:p text:style-name="Standard"/>
      <text:p text:style-name="Standard">Mötes Agenda: </text:p>
      <text:p text:style-name="Standard"><text:tab/>1. Sammanfattning över förra mötet</text:p>
      <text:p text:style-name="Standard"><text:tab/>2. Vad vi har gjort, synpunkter/person. (Simon, Steven, Hampus, Ludwig)</text:p>
      <text:p text:style-name="Standard"><text:tab/>3. Företags relaterade ärenden.</text:p>
      <text:p text:style-name="Standard"><text:tab/>3.1 Kunder(?)</text:p>
      <text:p text:style-name="Standard"><text:tab/>3.2 ÖVRIGT</text:p>
      <text:p text:style-name="Standard"><text:tab/>4. Web relaterad ärenden.</text:p>
      <text:p text:style-name="Standard"><text:tab/>5. ÖVRIGT</text:p>
      <text:p text:style-name="Standard"/>
      <text:p text:style-name="Standard"/>
      <text:p text:style-name="Standard"/>
      <text:p text:style-name="Standard">Mötes Roller: </text:p>
      <text:p text:style-name="Standard"><text:tab/>Ordförande: Hampus Åkesson<text:tab/></text:p>
      <text:p text:style-name="Standard"><text:tab/>Sekreterare: Steven Cederrand</text:p>
      <text:p text:style-name="P10"/>
      <text:p text:style-name="P10">29/11</text:p>
      <text:p text:style-name="P10"/>
      <text:p text:style-name="P10">Till nästa möte: </text:p>
      <text:p text:style-name="P10">Alla ska jobba på sina egna sidor. </text:p>
      <text:p text:style-name="P10">Alla ska skissa fram en framsida. </text:p>
      <text:p text:style-name="P11">Alla ska jobba på logo</text:p>
      <text:p text:style-name="P11">Websido design: Header </text:p>
      <text:p text:style-name="P10">Steven – Coming Soon</text:p>
      <text:p text:style-name="P10"><text:tab/></text:p>
      <text:p text:style-name="P12"/>
      <text:p text:style-name="Standard"><text:tab/></text:p>
      <text:p text:style-name="Standard">22/11 – 2018</text:p>
      <text:p text:style-name="P1">1. Sammanfattning. Portfolio: Template Sidor…</text:p>
      <text:p text:style-name="P4">-</text:p>
      <text:p text:style-name="P4">2. <text:span text:style-name="T2">Hampus jobba på sin sida lite mer, Ludwig måste arbeta på sin sida.</text:span></text:p>
      <text:p text:style-name="P4">-</text:p>
      <text:p text:style-name="P5">3.</text:p>
      <text:p text:style-name="P5">Logo. -Ludwig/steven ska komma fram med ett logo. </text:p>
      <text:p text:style-name="P8">Bilde<text:span text:style-name="T3">r.</text:span></text:p>
      <text:p text:style-name="P5">-</text:p>
      <text:p text:style-name="P5">4.</text:p>
      <text:p text:style-name="P5">Ingen scroll sida. </text:p>
      <text:p text:style-name="P5">Navigation bar på vänstersidan(annars krävs redovisning).</text:p>
      <text:p text:style-name="P5">Sidorna ska vara stilrena. </text:p>
      <text:p text:style-name="P6">Javascript crash course(Datum?)</text:p>
      <text:p text:style-name="P7">Personliga sidor(me sidor)</text:p>
      <text:p text:style-name="P7">-</text:p>
      <text:p text:style-name="P7"/>
      <text:p text:style-name="P7">5. </text:p>
      <text:p text:style-name="P2">-</text:p>
      <text:p text:style-name="P3">Diskutera med Ludwig om arbetsfördelning. </text:p>
      <text:p text:style-name="P5">Diskutera färgscheman</text:p>
      <text:p text:style-name="P7"/>
      <text:p text:style-name="P7">Att göra: </text:p>
      <text:p text:style-name="P7">maintanance sida istället för ingen aschtech sida.</text:p>
      <text:p text:style-name="P7">Arbete på personliga sidorna. </text:p>
      <text:p text:style-name="P9">Nästa vecka, 29/11.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3:33:53.051015758</meta:creation-date>
    <dc:date>2018-11-29T19:59:05.205371116</dc:date>
    <meta:editing-duration>PT39M12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2" meta:paragraph-count="52" meta:word-count="174" meta:character-count="1152" meta:non-whitespace-character-count="991"/>
  </office:meta>
</office:document-meta>
</file>